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168BD0CF6E0.png" manifest:media-type="image/png"/>
  <manifest:file-entry manifest:full-path="Pictures/10000000000000E1000000E133E4AA4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latory HC" svg:font-family="'Flatory H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Thai ExtBd" svg:font-family="'Noto Sans Thai ExtBd'" style:font-family-generic="swiss" style:font-pitch="variable"/>
    <style:font-face style:name="Noto Sans Thai SemCond Med" svg:font-family="'Noto Sans Thai SemCond Med'" style:font-family-generic="swiss" style:font-pitch="variable"/>
    <style:font-face style:name="Noto Sans1" svg:font-family="'Noto Sans'" style:font-family-generic="system" style:font-pitch="variable"/>
    <style:font-face style:name="Noto Serif Thai Cond Light" svg:font-family="'Noto Serif Thai Cond Light'" style:font-adornments="Regular" style:font-family-generic="roman" style:font-pitch="variable"/>
    <style:font-face style:name="Noto Serif Thai ExtCond ExtLt" svg:font-family="'Noto Serif Thai ExtCond ExtLt'" style:font-family-generic="roman" style:font-pitch="variable"/>
    <style:font-face style:name="Noto Serif Thai Light" svg:font-family="'Noto Serif Thai Light'" style:font-family-generic="roman" style:font-pitch="variable"/>
    <style:font-face style:name="Noto Serif Thai Med" svg:font-family="'Noto Serif Thai Med'" style:font-family-generic="roman" style:font-pitch="variable"/>
    <style:font-face style:name="Sarabun" svg:font-family="Sarabun" style:font-pitch="variable"/>
    <style:font-face style:name="Sarabun ExtraLight" svg:font-family="'Sarabun ExtraLight'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045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75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0.051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3.08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text-outline="true" style:font-name="Noto Serif Thai Med" fo:text-shadow="1pt 1pt" fo:font-weight="normal" style:font-weight-asian="normal" style:font-name-complex="Noto Serif Thai Med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168253" loext:opacity="100%" style:text-outline="false" style:font-name="Sarabun ExtraLight" fo:font-style="italic" fo:text-shadow="none" fo:font-weight="bold" style:font-style-asian="italic" style:font-weight-asian="bold" style:font-name-complex="Sarabun ExtraLight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168253" loext:opacity="100%" style:text-outline="false" style:font-name="Sarabun ExtraLight" fo:font-style="italic" fo:text-shadow="none" fo:font-weight="bold" style:font-style-asian="italic" style:font-weight-asian="bold" style:font-name-complex="Sarabun ExtraLight" style:font-style-complex="italic" style:font-weight-complex="bold"/>
    </style:style>
    <style:style style:name="P6" style:family="paragraph">
      <style:paragraph-properties fo:margin-top="0.42cm" fo:margin-bottom="0.35cm"/>
      <style:text-properties fo:color="#1e6a39" loext:opacity="100%" style:font-name="Sarabun" fo:font-size="42pt" style:font-size-asian="42pt" style:font-name-complex="Sarabun" style:font-size-complex="42pt"/>
    </style:style>
    <style:style style:name="P7" style:family="paragraph">
      <loext:graphic-properties draw:fill="none"/>
      <style:paragraph-properties fo:margin-top="0.42cm" fo:margin-bottom="0.35cm"/>
      <style:text-properties fo:color="#1e6a39" loext:opacity="100%" style:font-name="Sarabun" fo:font-size="42pt" style:font-size-asian="42pt" style:font-name-complex="Sarabun" style:font-size-complex="42pt"/>
    </style:style>
    <style:style style:name="P8" style:family="paragraph">
      <style:paragraph-properties fo:margin-top="0.42cm" fo:margin-bottom="0.35cm"/>
      <style:text-properties fo:color="#1e6a39" loext:opacity="100%"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color="#1e6a39" loext:opacity="100%" style:font-name="Sarabun" fo:font-size="10pt" style:font-size-asian="10pt" style:font-name-complex="Sarabun" style:font-size-complex="10pt"/>
    </style:style>
    <style:style style:name="T1" style:family="text">
      <style:text-properties fo:color="#2a6099" loext:opacity="100%" style:text-outline="true" style:font-name="Noto Serif Thai Med" fo:font-size="54pt" fo:text-shadow="1pt 1pt" fo:font-weight="normal" style:font-size-asian="54pt" style:font-weight-asian="normal" style:font-name-complex="Noto Serif Thai Med" style:font-size-complex="54pt" style:font-weight-complex="normal"/>
    </style:style>
    <style:style style:name="T2" style:family="text">
      <style:text-properties fo:color="#168253" loext:opacity="100%" style:text-outline="true" style:font-name="Noto Serif Thai Med" fo:font-size="54pt" fo:text-shadow="1pt 1pt" fo:font-weight="normal" style:font-size-asian="54pt" style:font-weight-asian="normal" style:font-name-complex="Noto Serif Thai Med" style:font-size-complex="54pt" style:font-weight-complex="normal"/>
    </style:style>
    <style:style style:name="T3" style:family="text">
      <style:text-properties fo:color="#168253" loext:opacity="100%" style:text-outline="false" style:font-name="Sarabun ExtraLight" fo:font-size="40pt" fo:font-style="italic" fo:text-shadow="none" fo:font-weight="bold" style:font-size-asian="40pt" style:font-style-asian="italic" style:font-weight-asian="bold" style:font-name-complex="Sarabun ExtraLight" style:font-size-complex="40pt" style:font-style-complex="italic" style:font-weight-complex="bold"/>
    </style:style>
    <style:style style:name="T4" style:family="text">
      <style:text-properties fo:color="#1e6a39" loext:opacity="100%" style:font-name="Sarabun" fo:font-size="42pt" style:font-size-asian="42pt" style:font-name-complex="Sarabun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4.151cm" svg:height="3.295cm" svg:x="6.985cm" svg:y="1.785cm">
          <draw:text-box>
            <text:p text:style-name="P1"><text:span text:style-name="T1">ชีวิต</text:span><text:span text:style-name="T2">แห่งพระพร</text:span></text:p>
          </draw:text-box>
        </draw:frame>
        <draw:frame draw:style-name="gr2" draw:text-style-name="P1" draw:layer="layout" svg:width="9.525cm" svg:height="9.525cm" svg:x="9.525cm" svg:y="5.08cm">
          <draw:image xlink:href="Pictures/10000000000000E1000000E133E4AA4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4" draw:text-style-name="P5" draw:layer="layout" svg:width="9.706cm" svg:height="2.084cm" svg:x="0.635cm" svg:y="0.635cm">
          <draw:text-box>
            <text:p text:style-name="P4"><text:span text:style-name="T3">สุภาษิต </text:span><text:span text:style-name="T3">3:1-12</text:span></text:p>
          </draw:text-box>
        </draw:frame>
        <draw:frame draw:style-name="gr5" draw:text-style-name="P7" draw:layer="layout" svg:width="25.4cm" svg:height="10.301cm" svg:x="1.27cm" svg:y="3.454cm">
          <draw:text-box>
            <text:p text:style-name="P6"><text:span text:style-name="T4">1 </text:span><text:span text:style-name="T4">ลูกเอ๋ย อย่าลืมคำสอนของข้าแต่ให้ใจของเจ้าเฝ้ารักษาบัญญัติของข้า</text:span></text:p>
            <text:p text:style-name="P6"><text:span text:style-name="T4">2 </text:span><text:span text:style-name="T4">เพราะสิ่งเหล่านี้จะเพิ่มวันเดือนปีของชีวิตให้ยืนยาวและทวีความสมบูรณ์พูนสุขแก่เจ้า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6" draw:text-style-name="P9" draw:layer="layout" svg:width="25.4cm" svg:height="14.503cm" svg:x="1.27cm" svg:y="1.27cm">
          <draw:text-box>
            <text:p text:style-name="P8"><text:span text:style-name="T4">3 </text:span><text:span text:style-name="T4">อย่าให้ความจงรักภักดีและความซื่อสัตย์ทอดทิ้งเจ้าจงพันมันไว้รอบคอของเจ้าจงเขียนมันไว้บนแผ่นจารึกแห่งหัวใจของเจ้า</text:span></text:p>
            <text:p text:style-name="P8"><text:span text:style-name="T4">4 </text:span><text:span text:style-name="T4">ดังนั้น จงหาความโปรดปรานและชื่อเสียงดีในสายพระเนตรพระเจ้า และในสายตามนุษย์</text:span></text:p>
            <text:p text:style-name="P8"><text:span text:style-name="T4"/></text:p>
          </draw:text-box>
        </draw:frame>
        <presentation:notes draw:style-name="dp4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6" draw:text-style-name="P7" draw:layer="layout" svg:width="25.4cm" svg:height="13.335cm" svg:x="1.27cm" svg:y="1.27cm">
          <draw:text-box>
            <text:p text:style-name="P6"><text:span text:style-name="T4">5 </text:span><text:span text:style-name="T4">จงวางใจในพระยาห์เวห์ด้วยสุดใจของเจ้าและอย่าพึ่งพาความรอบรู้ของตนเอง</text:span></text:p>
            <text:p text:style-name="P6"><text:span text:style-name="T4">6 </text:span><text:span text:style-name="T4">จงยอมรับรู้พระองค์ในทุกทางของเจ้าแล้วพระองค์เองจะทรงทำให้วิถีของเจ้าราบรื่น</text:span></text:p>
            <text:p text:style-name="P6"><text:span text:style-name="T4"/></text:p>
          </draw:text-box>
        </draw:frame>
        <presentation:notes draw:style-name="dp4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6" draw:text-style-name="P7" draw:layer="layout" svg:width="25.4cm" svg:height="13.335cm" svg:x="1.27cm" svg:y="1.27cm">
          <draw:text-box>
            <text:p text:style-name="P8"><text:span text:style-name="T4">7 </text:span><text:span text:style-name="T4">อย่าคิดว่าตนมีปัญญาจงยำเกรงพระยาห์เวห์ และจงหันจากความชั่วร้าย</text:span></text:p>
            <text:p text:style-name="P8"><text:span text:style-name="T4">8 </text:span><text:span text:style-name="T4">นี่จะเป็นพลานามัยแก่เนื้อหนังของเจ้าและความสดชื่นแก่ร่างกายของเจ้า</text:span></text:p>
            <text:p text:style-name="P6"><text:span text:style-name="T4"/></text:p>
          </draw:text-box>
        </draw:frame>
        <presentation:notes draw:style-name="dp4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6" draw:text-style-name="P7" draw:layer="layout" svg:width="25.4cm" svg:height="14.853cm" svg:x="1.27cm" svg:y="1.27cm">
          <draw:text-box>
            <text:p text:style-name="P6"><text:span text:style-name="T4">9 </text:span><text:span text:style-name="T4">จงถวายพระเกียรติแด่พระยาห์เวห์ด้วยทรัพย์สินของเจ้าและด้วยผลแรกแห่งผลิตผลทุกอย่างของเจ้า </text:span></text:p>
            <text:p text:style-name="P6"><text:span text:style-name="T4">10 </text:span><text:span text:style-name="T4">แล้วยุ้งของเจ้าจะเต็มบริบูรณ์และบ่อเก็บของเจ้าจะล้นด้วยเหล้าองุ่นหมักใหม่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4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6" draw:text-style-name="P7" draw:layer="layout" svg:width="25.4cm" svg:height="16.779cm" svg:x="1.27cm" svg:y="1.27cm">
          <draw:text-box>
            <text:p text:style-name="P8"><text:span text:style-name="T4">11 </text:span><text:span text:style-name="T4">ลูกเอ๋ย อย่าดูหมิ่นพระดำรัสสอนของพระยาห์เวห์และอย่าเบื่อหน่ายพระดำรัสเตือนของพระองค์</text:span></text:p>
            <text:p text:style-name="P8"><text:span text:style-name="T4">12 </text:span><text:span text:style-name="T4">เพราะพระยาห์เวห์ทรงตักเตือนผู้ที่พระองค์ทรงรักดังบิดาตักเตือนบุตรที่เขาโปรดปราน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draw:style-name="gr2" draw:text-style-name="P1" draw:layer="layout" svg:width="27.939cm" svg:height="15.749cm" svg:x="0.001cm" svg:y="0.001cm">
          <draw:image xlink:href="Pictures/100000000000021C00000168BD0CF6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latory HC" svg:font-family="'Flatory H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Thai ExtBd" svg:font-family="'Noto Sans Thai ExtBd'" style:font-family-generic="swiss" style:font-pitch="variable"/>
    <style:font-face style:name="Noto Sans Thai SemCond Med" svg:font-family="'Noto Sans Thai SemCond Med'" style:font-family-generic="swiss" style:font-pitch="variable"/>
    <style:font-face style:name="Noto Sans1" svg:font-family="'Noto Sans'" style:font-family-generic="system" style:font-pitch="variable"/>
    <style:font-face style:name="Noto Serif Thai Cond Light" svg:font-family="'Noto Serif Thai Cond Light'" style:font-adornments="Regular" style:font-family-generic="roman" style:font-pitch="variable"/>
    <style:font-face style:name="Noto Serif Thai ExtCond ExtLt" svg:font-family="'Noto Serif Thai ExtCond ExtLt'" style:font-family-generic="roman" style:font-pitch="variable"/>
    <style:font-face style:name="Noto Serif Thai Light" svg:font-family="'Noto Serif Thai Light'" style:font-family-generic="roman" style:font-pitch="variable"/>
    <style:font-face style:name="Noto Serif Thai Med" svg:font-family="'Noto Serif Thai Med'" style:font-family-generic="roman" style:font-pitch="variable"/>
    <style:font-face style:name="Sarabun" svg:font-family="Sarabun" style:font-pitch="variable"/>
    <style:font-face style:name="Sarabun ExtraLight" svg:font-family="'Sarabun ExtraLight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language-complex="th" style:country-complex="TH" style:font-style-complex="normal" style:font-weight-complex="normal">
        <loext:char-complex-color loext:theme-type="light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29af8c"/>
          <loext:color loext:name="accent2" loext:color="#97be49"/>
          <loext:color loext:name="accent3" loext:color="#3d9ccc"/>
          <loext:color loext:name="accent4" loext:color="#7c60c6"/>
          <loext:color loext:name="accent5" loext:color="#c9492c"/>
          <loext:color loext:name="accent6" loext:color="#d58c2e"/>
          <loext:color loext:name="hyperlink" loext:color="#0563c1"/>
          <loext:color loext:name="followed-hyperlink" loext:color="#954f72"/>
        </loext:theme-colors>
      </loext:theme>
      <draw:frame draw:name="Title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4" presentation:style-name="Mpr5" draw:text-style-name="MP10" draw:layer="backgroundobjects" svg:width="9.449cm" svg:height="0.838cm" svg:x="9.274cm" svg:y="14.598cm" presentation:class="footer" presentation:user-transformed="true">
        <draw:text-box>
          <text:p text:style-name="MP5"><presentation:footer/></text:p>
        </draw:text-box>
      </draw:frame>
      <draw:frame draw:name="Slide Number Placeholder 5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5cm" svg:height="13.021cm" svg:x="0.661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08:54:59.629264373</meta:creation-date>
    <dc:date>2026-02-22T09:20:51.057109781</dc:date>
    <meta:editing-duration>PT12M25S</meta:editing-duration>
    <meta:editing-cycles>3</meta:editing-cycles>
    <meta:generator>LibreOffice/25.2.5.2$Linux_X86_64 LibreOffice_project/520$Build-2</meta:generator>
    <meta:document-statistic meta:object-count="58"/>
  </office:meta>
</office:document-meta>
</file>